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language="ru" fo:country="RU"/>
    </style:style>
    <style:style style:name="P5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align="justify" style:justify-single-word="false" fo:text-indent="0in" style:auto-text-indent="false"/>
      <style:text-properties fo:color="#800000"/>
    </style:style>
    <style:style style:name="P57" style:family="paragraph" style:parent-style-name="Text_20_body">
      <style:paragraph-properties fo:margin-left="0in" fo:margin-right="0in" fo:text-align="center" style:justify-single-word="false" fo:text-indent="0in" style:auto-text-indent="false"/>
    </style:style>
    <style:style style:name="P5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1">
      <style:paragraph-properties fo:text-align="justify" style:justify-single-word="false"/>
      <style:text-properties fo:language="ru" fo:country="RU"/>
    </style:style>
    <style:style style:name="P77" style:family="paragraph" style:parent-style-name="Text_20_body" style:list-style-name="L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officeooo:rsid="000f3276" officeooo:paragraph-rsid="000f3276"/>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officeooo:rsid="000f3276" officeooo:paragraph-rsid="00116f94"/>
    </style:style>
    <style:style style:name="P8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6" style:family="paragraph" style:parent-style-name="Heading_20_1">
      <loext:graphic-properties draw:fill="solid" draw:fill-color="#eeeeee" draw:opacity="100%"/>
      <style:paragraph-properties fo:background-color="#eeeeee"/>
    </style:style>
    <style:style style:name="P87" style:family="paragraph" style:parent-style-name="Heading_20_1">
      <style:paragraph-properties fo:margin-left="0in" fo:margin-right="0in" fo:text-align="center" style:justify-single-word="false" fo:text-indent="0.1965in" style:auto-text-indent="false"/>
    </style:style>
    <style:style style:name="P88" style:family="paragraph" style:parent-style-name="Heading_20_2">
      <loext:graphic-properties draw:fill="solid" draw:fill-color="#eeeeee" draw:opacity="100%"/>
      <style:paragraph-properties fo:background-color="#eeeeee"/>
    </style:style>
    <style:style style:name="P89" style:family="paragraph" style:parent-style-name="Heading_20_2">
      <loext:graphic-properties draw:fill="solid" draw:fill-color="#eeeeee" draw:opacity="100%"/>
      <style:paragraph-properties fo:background-color="#eeeeee"/>
      <style:text-properties fo:language="ru" fo:country="RU"/>
    </style:style>
    <style:style style:name="P9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style:style style:name="T18" style:family="text">
      <style:text-properties officeooo:rsid="000efe03"/>
    </style:style>
    <style:style style:name="T19" style:family="text">
      <style:text-properties officeooo:rsid="000f72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23806232512108388" text:style-name="L1">
        <text:list-item>
          <text:p text:style-name="P75">добавить детектив <text:span text:style-name="T1">(реализовано)</text:span>+ магические уроки/трактаты Старсвирла</text:p>
        </text:list-item>
        <text:list-item>
          <text:p text:style-name="P76">Терра несколько раз пытается убить Макса (один раз — в аквапарке). Несколько раз Макса спасает Селестия (даёт приказы Нексусу)</text:p>
        </text:list-item>
        <text:list-item>
          <text:p text:style-name="P76">Книги:</text:p>
        </text:list-item>
      </text:list>
      <text:list xml:id="list6285755779404237805" text:style-name="L2">
        <text:list-item>
          <text:p text:style-name="P77">«Великие грифоны прошлого» - из канона (5<text:span text:style-name="T3">s8e)</text:span></text:p>
        </text:list-item>
        <text:list-item>
          <text:p text:style-name="P77">«Высшие заклинания в повседневном использовании: от песчинки до дворца»</text:p>
        </text:list-item>
        <text:list-item>
          <text:p text:style-name="P77">«Малоизвестные аспекты магии трансформаций»</text:p>
        </text:list-item>
        <text:list-item>
          <text:p text:style-name="P7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7">Дасти Вейфарер «Зебрианская культура, быт и фольклор»</text:p>
        </text:list-item>
        <text:list-item>
          <text:p text:style-name="P77">«Краткая история Эквестрии»</text:p>
        </text:list-item>
        <text:list-item>
          <text:p text:style-name="P77">«Шедевры архитектуры Эквестрии» с разделом о Кантерлотском Королевском Дворце</text:p>
        </text:list-item>
        <text:list-item>
          <text:p text:style-name="P77">«Великие дела и великие чары». Страница 893: …</text:p>
        </text:list-item>
        <text:list-item>
          <text:p text:style-name="P77">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5124891335389705933" text:style-name="L3">
        <text:list-item>
          <text:p text:style-name="P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 По другим данным, Селестии около 2500 лет.</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3">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ьыла не менее, чем в ста метрах от нас. Никогда больше не буду читать Лавкрафта. Когда лежишь с книгой на диване, все эти </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троицу,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плюшем. Венчал задний <text:span text:style-name="T18">подъём</text:span>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text:span text:style-name="T18">громадные</text:span>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text:span text:style-name="T18">за</text:span>толкнули её <text:span text:style-name="T18">наверх</text:span>. Кимеринн <text:span text:style-name="T18">сложил</text:span> приставные ступеньки <text:span text:style-name="T18">и закрепил их </text:span>под днищем, <text:span text:style-name="T18">после чего </text:span>занял пустующее место в упряжке.</text:p>
      <text:p text:style-name="P80">–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81"><text:soft-page-break/>Я помнил, что <text:span text:style-name="T19">основной способ перемещения этой телеги — полёт, но всё же от офигения ухватился руками покрепче в поручни, когда платформа, задрав нос, устремилась в небо.</text:span></text:p>
      <text:p text:style-name="P5"/>
      <text:p text:style-name="P5"/>
      <text:p text:style-name="P5"/>
      <text:p text:style-name="P5">Когда она оторвалась от земли, я сил на дно и вцепился в боковые выступы (бортами их назвать было нельзя).</text:p>
      <text:p text:style-name="P5"/>
      <text:p text:style-name="P6"><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oft-page-break/><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text:soft-page-break/>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88" text:outline-level="2">Кантерлот</text:h>
      <text:p text:style-name="P50"/>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text:soft-page-break/>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8421169718848266489" text:style-name="L4">
        <text:list-item>
          <text:p text:style-name="P7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text:soft-page-break/>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text:soft-page-break/>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88"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oft-page-break/><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8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88"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text:soft-page-break/>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oft-page-break/><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text:soft-page-break/>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88"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8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88"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88"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oft-page-break/><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8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oft-page-break/><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text:soft-page-break/>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88"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88" text:outline-level="2"><text:soft-page-break/>Сон Макса</text:h>
      <text:p text:style-name="P50"/>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8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8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oft-page-break/><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oft-page-break/><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oft-page-break/><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text:soft-page-break/>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8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8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text:soft-page-break/>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text:soft-page-break/></text:p>
      <text:h text:style-name="P8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8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88" text:outline-level="2">Четвёртый сон РД. Объединяющий</text:h>
      <text:p text:style-name="P2"/>
      <text:p text:style-name="P2">Рэйнбоу Дэш встала и посмотрела на застывшее внизу тело.</text:p>
      <text:p text:style-name="P17"><text:soft-page-break/>“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88"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88" text:outline-level="2">Поиск решения</text:h>
      <text:p text:style-name="P50"/>
      <text:p text:style-name="P2"><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8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oft-page-break/><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text:soft-page-break/>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88"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8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oft-page-break/><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text:soft-page-break/></text:p>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8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88" text:outline-level="2">След?</text:h>
      <text:p text:style-name="P50"/>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text:soft-page-break/>–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text:soft-page-break/></text:p>
      <text:h text:style-name="P88"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oft-page-break/><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795509554217825093" text:style-name="L5">
        <text:list-header>
          <text:p text:style-name="P8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174044280655712" text:continue-numbering="true" text:style-name="L5">
        <text:list-header>
          <text:p text:style-name="P82">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045134823848" text:continue-numbering="true" text:style-name="L5">
        <text:list-header>
          <text:p text:style-name="P82">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045371432735" text:continue-numbering="true" text:style-name="L5">
        <text:list-header>
          <text:p text:style-name="P82">У меня как будто вспыхнула лампочка в мозгу. Кирпичики быстро выстраивались в целостную картину. Я ринулся в прихожую.</text:p>
        </text:list-header>
      </text:list>
      <text:p text:style-name="P44"><text:soft-page-break/><text:span text:style-name="T3">– </text:span>Флатти, ЭйДжей, буду через час. Ждите!</text:p>
      <text:p text:style-name="P39"/>
      <text:h text:style-name="P89"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89"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oft-page-break/><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167788066035668697" text:style-name="L6">
        <text:list-header>
          <text:p text:style-name="P8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752926732565689857" text:style-name="L7">
        <text:list-header>
          <text:p text:style-name="P9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text:soft-page-break/>На лице Дискорда появилось удивлённо-мечтательное выражение и он вырубился.</text:p>
      <text:p text:style-name="P68"/>
      <text:h text:style-name="P88"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text:soft-page-break/>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9">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text:soft-page-break/>–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3"> </text:span>Эпплджек покрепче, закрыл глаза и приготовился...</text:p>
      <text:p text:style-name="P59"/>
      <text:h text:style-name="P88"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text:soft-page-break/>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6" text:outline-level="1">Беседа за столиком в ночи</text:h>
      <text:p text:style-name="P41"/>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oft-page-break/><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text:soft-page-break/>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oft-page-break/>(<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text:soft-page-break/>–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oft-page-break/><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text:soft-page-break/>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4"><text:span text:style-name="T1">Он нахлобучил на себя невесть откуда взявшуюся двууголку.</text:span></text:p>
      <text:p text:style-name="P59">– Как вам это нравится, господа?! Дискорд — спаситель Эквестрии! Разрешите откланяться!..</text:p>
      <text:p text:style-name="P59"/>
      <text:list xml:id="list1885136650444814871" text:style-name="L8">
        <text:list-header>
          <text:p text:style-name="P84">(<text:span text:style-name="T11">Луна — как повелительница снов, слышала разговор Макса с Анакорном</text:span>)</text:p>
          <text:p text:style-name="P85"/>
        </text:list-header>
      </text:list>
      <text:p text:style-name="P60">***</text:p>
      <text:p text:style-name="P39"><text:span text:style-name="T1">–</text:span> Ты?..</text:p>
      <text:p text:style-name="P39"><text:soft-page-break/><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88"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oft-page-break/><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5T17:40:42.897826019</dc:date>
    <meta:editing-duration>P33DT21H29M25S</meta:editing-duration>
    <meta:editing-cycles>789</meta:editing-cycles>
    <meta:generator>LibreOffice/5.0.2.2$Linux_X86_64 LibreOffice_project/00m0$Build-2</meta:generator>
    <meta:document-statistic meta:table-count="0" meta:image-count="0" meta:object-count="0" meta:page-count="104" meta:paragraph-count="2052" meta:word-count="44233" meta:character-count="294767" meta:non-whitespace-character-count="250403"/>
  </office:meta>
</office:document-meta>
</file>